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master-page-name="">
      <loext:graphic-properties draw:fill="none"/>
      <style:paragraph-properties fo:margin-left="0in" fo:margin-right="0in" fo:margin-top="0in" fo:margin-bottom="0in" loext:contextual-spacing="true" fo:line-height="200%" fo:text-align="start" style:justify-single-word="false" fo:text-indent="0in" style:auto-text-indent="false" style:page-number="auto" fo:background-color="transparent"/>
      <style:text-properties style:font-name="Times New Roman" officeooo:rsid="00198ae5" officeooo:paragraph-rsid="00198ae5"/>
    </style:style>
    <style:style style:name="P2" style:family="paragraph" style:parent-style-name="Standard">
      <loext:graphic-properties draw:fill="none"/>
      <style:paragraph-properties fo:margin-left="0in" fo:margin-right="0in" fo:margin-top="0in" fo:margin-bottom="0in" loext:contextual-spacing="true" fo:line-height="200%" fo:text-align="start" style:justify-single-word="false" fo:text-indent="0in" style:auto-text-indent="false" fo:background-color="transparent"/>
      <style:text-properties style:font-name="Times New Roman" officeooo:rsid="0019d43a" officeooo:paragraph-rsid="0019d43a"/>
    </style:style>
    <style:style style:name="P3" style:family="paragraph" style:parent-style-name="Standard">
      <loext:graphic-properties draw:fill="none"/>
      <style:paragraph-properties fo:margin-left="0in" fo:margin-right="0in" fo:margin-top="0in" fo:margin-bottom="0in" loext:contextual-spacing="true" fo:line-height="200%" fo:text-align="start" style:justify-single-word="false" fo:text-indent="0in" style:auto-text-indent="false" fo:background-color="transparent"/>
      <style:text-properties style:font-name="Times New Roman" officeooo:rsid="001b9c56" officeooo:paragraph-rsid="001b9c56"/>
    </style:style>
    <style:style style:name="P4" style:family="paragraph" style:parent-style-name="Standard">
      <loext:graphic-properties draw:fill="none"/>
      <style:paragraph-properties fo:margin-left="0in" fo:margin-right="0in" fo:margin-top="0in" fo:margin-bottom="0in" loext:contextual-spacing="true" fo:line-height="200%" fo:text-align="start" style:justify-single-word="false" fo:text-indent="0in" style:auto-text-indent="false" fo:background-color="transparent"/>
      <style:text-properties style:font-name="Times New Roman" officeooo:rsid="001c57fd" officeooo:paragraph-rsid="001c57fd"/>
    </style:style>
    <style:style style:name="P5" style:family="paragraph" style:parent-style-name="Standard">
      <loext:graphic-properties draw:fill="none"/>
      <style:paragraph-properties fo:margin-left="0in" fo:margin-right="0in" fo:margin-top="0in" fo:margin-bottom="0in" loext:contextual-spacing="true" fo:line-height="200%" fo:text-align="start" style:justify-single-word="false" fo:text-indent="0in" style:auto-text-indent="false" fo:background-color="transparent"/>
      <style:text-properties style:font-name="Times New Roman" officeooo:rsid="001cbabf" officeooo:paragraph-rsid="001cbabf"/>
    </style:style>
    <style:style style:name="T1" style:family="text">
      <style:text-properties officeooo:rsid="001c57fd"/>
    </style:style>
    <style:style style:name="T2" style:family="text">
      <style:text-properties officeooo:rsid="001cba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t was supposed to be a normal day.<text:line-break/>“Someone is coming up, boss.”<text:line-break/>A normal fucking day.<text:line-break/>“Somebody serious.”<text:line-break/>No issues. No problems. Crack the whip a few times. Make sure things are running smooth. Go home.<text:line-break/>“How many?”<text:line-break/>There wasn’t supposed to be any of this vigilante bullshit. <text:line-break/>“Twenty-eight so far.”<text:line-break/>Don’t these people know it’s the goddamn weekend?<text:line-break/>“Right. Be down in a tick.”<text:line-break/>I hang up the phone. I push my chair away from the desk. Stand. Slip my arms out of my black suitcoat with the gray pinstripes. Hang it up on the chair. Pop open my shirt cuffs. Start walking. Listen to the way my shoes tap against the ground. No squeaking. Can’t stand the squeak of shoes that haven’t been broken in. Just need the tap of a black leather shoe with a good sole. The little squeeze of pushing forward. Roll up my shirtsleeves. Open the door. Walk past Carlos.<text:line-break/>“Thirty two now, sir.”<text:line-break/>“Third floor?”<text:line-break/>“Yes.”<text:line-break/>“Thanks.”<text:line-break/>Make sure to give Carlos a little weekend bonus for today. He deserves it.</text:p>
      <text:p text:style-name="P2">Step into the elevator.</text:p>
      <text:p text:style-name="P2">Press the button for the fourth floor.</text:p>
      <text:p text:style-name="P2">The lift thumps. Starts to head down. Adjust my tie. Make sure the knot sits right. Pull up the internal display. Tap into the feeds from the boys guarding the third floor. Most of them down. Some still up. Don’t show much but blood. Some bits of red meat. About what I expected. </text:p>
      <text:p text:style-name="P2"><text:soft-page-break/>These fucking psychos have been getting worse. </text:p>
      <text:p text:style-name="P2">These fucking psychos have got themselves a goddamn supplier.</text:p>
      <text:p text:style-name="P2">The elevator dings onto the fourth floor. </text:p>
      <text:p text:style-name="P2">He’s already here. <text:line-break/>This one is wearing some kind of glitzy mask that keeps running stuff over it. Cats and words and adverts and a bunch of other flashy bullshit. Rest of him is plain as peaches and cream. Nothing but a leather jacket, jeans, runnin’ shoes, gloves. All bloodied. He’s got a bit of pipe in one hand. Also bloodied. There’s some bits of shirt and some bits of whoever was wearing the shirt still on the end of the pipe. </text:p>
      <text:p text:style-name="P2">He’s stopped. Looking around. <text:line-break/>The fucker seems a little confused about there being no one on the fourth floor but him. Well, no one but him, and me. </text:p>
      <text:p text:style-name="P3">Fourth floor is mostly sealed growth tanks. Used for transplant harvesting. Sometimes large batch drug testing, but most of the time it’s easier to have the chemists cart the bits and pieces they need to their bailiwick. <text:line-break/>Walk forward. Pass a few of the tanks. Check over the upcoming harvest. Looks decent. Should bring in a pretty penny<text:line-break/>Stop about ten feet away from mister glitzy head.</text:p>
      <text:p text:style-name="P3">“Well. I’m here.” Arms out to sides. Palms facing glitz head.<text:line-break/>He doesn’t say anything. Doesn’t move.<text:line-break/>Three seconds after I speak, his head pops up. <text:line-break/>Two words in red track across his mask display. <text:line-break/>KILL BOSS<text:line-break/>He moves forward. Faster than a normal human. Work done on his legs. Can’t tell from here if it’s organic or not. Betting the cheap kind of inorganic boosters. See the pipe coming for my face. Wait <text:soft-page-break/>until it’s about an inch away. Bring hand up. Take end of pipe. Other hand to glitz head’s left thigh. <text:span text:style-name="T1">Squeeze. Crunch of metal. Inorganic. Cheap. Effective this time, too. Pull leg out from under glitz head. Take pipe. He hits the floor. He starts getting up before he hits the concrete. Limbs twist around. Back jointed. Glitz head turns into a human spider in three quarters of a second. <text:line-break/>Won’t help him.<text:line-break/>Put the pipe through a spot just below his collarbone. Pops out the other end. Slides into the concrete with a sharp metal scream. <text:line-break/>Glitz head tries to pull himself free.<text:line-break/>Grab his right leg.<text:line-break/>He flails</text:span></text:p>
      <text:p text:style-name="P4">Pull.<text:line-break/>Set it aside.<text:line-break/>Left leg.<text:line-break/>Flail.<text:line-break/>Pull.<text:line-break/>Set aside.<text:line-break/>Same for the arms. <text:line-break/><text:span text:style-name="T2">Bio solderer on the bench. Next to tank six. Grab it. Twist the knob all the way up. <text:line-break/>Cauterize glitz head’s bleeding. </text:span></text:p>
      <text:p text:style-name="P5">“Come into my parlor, said the spider to the fly.”<text:line-break/>Head to sink. Wash hands. Under nails Forearms. <text:line-break/>“And I’ll pull all your arms and fucking legs off.”<text:line-break/>Pull up internal display. Contact. Argus. <text:line-break/>“Argus. Project for you.”<text:line-break/>Keep an eye on glitz head. Still struggling. Screen flashing white and red. <text:line-break/><text:soft-page-break/>“Ready for collection. Pickup at five.”<text:line-break/>Tap the side of glitz head’s skull with my foot. Tap. Tap. Tap. Tap of a black leather shoe with a good sole.<text:line-break/>“Yes. New hires coming in. Want to give them a nice introduction. Practical demonst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0T19:51:07.045000000</meta:creation-date>
    <dc:title>Times New Roman Twelve Point Double Space</dc:title>
    <meta:editing-duration>PT9M45S</meta:editing-duration>
    <meta:editing-cycles>2</meta:editing-cycles>
    <meta:generator>LibreOffice/6.1.2.1$Windows_X86_64 LibreOffice_project/65905a128db06ba48db947242809d14d3f9a93fe</meta:generator>
    <dc:date>2019-10-21T22:01:39.921000000</dc:date>
    <meta:document-statistic meta:table-count="0" meta:image-count="0" meta:object-count="0" meta:page-count="4" meta:paragraph-count="13" meta:word-count="757" meta:character-count="4196" meta:non-whitespace-character-count="3433"/>
    <meta:template xlink:type="simple" xlink:actuate="onRequest" xlink:title="Times New Roman Twelve Point Double Space" xlink:href="../../AppData/Roaming/LibreOffice/4/user/template/Times%20New%20Roman%20Twelve%20Point%20Double%20Space.ott" meta:date="2019-10-20T19:51:06.186000000"/>
  </office:meta>
</office:document-meta>
</file>